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ividu_4__1NN_&amp;_3NN_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e 1NN</text:p>
          </table:table-cell>
          <table:table-cell office:value-type="string" table:style-name="ce2">
            <text:p>Classe 3NN</text:p>
          </table:table-cell>
          <table:table-cell table:number-columns-repeated="3" table:style-name="ce1"/>
          <table:table-cell office:value-type="string" table:style-name="ce1">
            <text:p>Distance L1</text:p>
          </table:table-cell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0.45" table:style-name="ce3">
            <text:p>0,45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1"/>
          <table:table-cell office:value-type="float" office:value="8.6000000000000021E-2" table:formula="of:=ABS([.$C$4]-[.K4])+ABS([.$D$4]-[.L4])" table:style-name="ce1">
            <text:p>0,086</text:p>
          </table:table-cell>
          <table:table-cell office:value-type="float" office:value="0.39400000000000002" table:style-name="ce3">
            <text:p>0,394</text:p>
          </table:table-cell>
          <table:table-cell office:value-type="float" office:value="0.6" table:style-name="ce3">
            <text:p>0,6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1399999999999993" table:formula="of:=ABS([.$C$4]-[.K5])+ABS([.$D$4]-[.L5])" table:style-name="ce1">
            <text:p>0,114</text:p>
          </table:table-cell>
          <table:table-cell office:value-type="float" office:value="0.50600000000000001" table:style-name="ce3">
            <text:p>0,506</text:p>
          </table:table-cell>
          <table:table-cell office:value-type="float" office:value="0.51200000000000001" table:style-name="ce3">
            <text:p>0,51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5599999999999997" table:formula="of:=ABS([.$C$4]-[.K6])+ABS([.$D$4]-[.L6])" table:style-name="ce1">
            <text:p>0,156</text:p>
          </table:table-cell>
          <table:table-cell office:value-type="float" office:value="0.376" table:style-name="ce3">
            <text:p>0,376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6399999999999992" table:formula="of:=ABS([.$C$4]-[.K7])+ABS([.$D$4]-[.L7])" table:style-name="ce1">
            <text:p>0,164</text:p>
          </table:table-cell>
          <table:table-cell office:value-type="float" office:value="0.312" table:style-name="ce3">
            <text:p>0,312</text:p>
          </table:table-cell>
          <table:table-cell office:value-type="float" office:value="0.54400000000000004" table:style-name="ce3">
            <text:p>0,54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999999999999999" table:formula="of:=ABS([.$C$4]-[.K8])+ABS([.$D$4]-[.L8])" table:style-name="ce1">
            <text:p>0,2</text:p>
          </table:table-cell>
          <table:table-cell office:value-type="float" office:value="0.47799999999999998" table:style-name="ce3">
            <text:p>0,478</text:p>
          </table:table-cell>
          <table:table-cell office:value-type="float" office:value="0.39800000000000002" table:style-name="ce3">
            <text:p>0,398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0600000000000007" table:formula="of:=ABS([.$C$4]-[.K9])+ABS([.$D$4]-[.L9])" table:style-name="ce1">
            <text:p>0,206</text:p>
          </table:table-cell>
          <table:table-cell office:value-type="float" office:value="0.29799999999999999" table:style-name="ce3">
            <text:p>0,298</text:p>
          </table:table-cell>
          <table:table-cell office:value-type="float" office:value="0.624" table:style-name="ce3">
            <text:p>0,62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7399999999999991" table:formula="of:=ABS([.$C$4]-[.K10])+ABS([.$D$4]-[.L10])" table:style-name="ce1">
            <text:p>0,274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.33400000000000002" table:style-name="ce3">
            <text:p>0,33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9799999999999999" table:formula="of:=ABS([.$C$4]-[.K11])+ABS([.$D$4]-[.L11])" table:style-name="ce1">
            <text:p>0,298</text:p>
          </table:table-cell>
          <table:table-cell office:value-type="float" office:value="0.42799999999999999" table:style-name="ce3">
            <text:p>0,428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35999999999999993" table:formula="of:=ABS([.$C$4]-[.K12])+ABS([.$D$4]-[.L12])" table:style-name="ce1">
            <text:p>0,36</text:p>
          </table:table-cell>
          <table:table-cell office:value-type="float" office:value="0.60599999999999998" table:style-name="ce3">
            <text:p>0,606</text:p>
          </table:table-cell>
          <table:table-cell office:value-type="float" office:value="0.36599999999999999" table:style-name="ce3">
            <text:p>0,366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41" table:formula="of:=ABS([.$C$4]-[.K13])+ABS([.$D$4]-[.L13])" table:style-name="ce1">
            <text:p>0,41</text:p>
          </table:table-cell>
          <table:table-cell office:value-type="float" office:value="0.54200000000000004" table:style-name="ce3">
            <text:p>0,542</text:p>
          </table:table-cell>
          <table:table-cell office:value-type="float" office:value="0.252" table:style-name="ce3">
            <text:p>0,252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  <table:table table:name="Individu2_1NN_&amp;_3N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e 1NN</text:p>
          </table:table-cell>
          <table:table-cell office:value-type="string" table:style-name="ce2">
            <text:p>Classe 3NN</text:p>
          </table:table-cell>
          <table:table-cell table:number-columns-repeated="3" table:style-name="ce1"/>
          <table:table-cell office:value-type="string" table:style-name="ce1">
            <text:p>Distance L1</text:p>
          </table:table-cell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0.55800000000000005" table:style-name="ce3">
            <text:p>0,558</text:p>
          </table:table-cell>
          <table:table-cell office:value-type="float" office:value="0.47" table:style-name="ce3">
            <text:p>0,4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1"/>
          <table:table-cell office:value-type="float" office:value="9.4000000000000083E-2" table:formula="of:=ABS([.$C$4]-[.K4])+ABS([.$D$4]-[.L4])" table:style-name="ce1">
            <text:p>0,094</text:p>
          </table:table-cell>
          <table:table-cell office:value-type="float" office:value="0.50600000000000001" table:style-name="ce3">
            <text:p>0,506</text:p>
          </table:table-cell>
          <table:table-cell office:value-type="float" office:value="0.51200000000000001" table:style-name="ce3">
            <text:p>0,51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5199999999999991" table:formula="of:=ABS([.$C$4]-[.K5])+ABS([.$D$4]-[.L5])" table:style-name="ce1">
            <text:p>0,152</text:p>
          </table:table-cell>
          <table:table-cell office:value-type="float" office:value="0.60599999999999998" table:style-name="ce3">
            <text:p>0,606</text:p>
          </table:table-cell>
          <table:table-cell office:value-type="float" office:value="0.36599999999999999" table:style-name="ce3">
            <text:p>0,366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5200000000000002" table:formula="of:=ABS([.$C$4]-[.K6])+ABS([.$D$4]-[.L6])" table:style-name="ce1">
            <text:p>0,152</text:p>
          </table:table-cell>
          <table:table-cell office:value-type="float" office:value="0.47799999999999998" table:style-name="ce3">
            <text:p>0,478</text:p>
          </table:table-cell>
          <table:table-cell office:value-type="float" office:value="0.39800000000000002" table:style-name="ce3">
            <text:p>0,398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0000000000000007" table:formula="of:=ABS([.$C$4]-[.K7])+ABS([.$D$4]-[.L7])" table:style-name="ce1">
            <text:p>0,2</text:p>
          </table:table-cell>
          <table:table-cell office:value-type="float" office:value="0.376" table:style-name="ce3">
            <text:p>0,376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0600000000000002" table:formula="of:=ABS([.$C$4]-[.K8])+ABS([.$D$4]-[.L8])" table:style-name="ce1">
            <text:p>0,206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.33400000000000002" table:style-name="ce3">
            <text:p>0,33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3399999999999999" table:formula="of:=ABS([.$C$4]-[.K9])+ABS([.$D$4]-[.L9])" table:style-name="ce1">
            <text:p>0,234</text:p>
          </table:table-cell>
          <table:table-cell office:value-type="float" office:value="0.54200000000000004" table:style-name="ce3">
            <text:p>0,542</text:p>
          </table:table-cell>
          <table:table-cell office:value-type="float" office:value="0.252" table:style-name="ce3">
            <text:p>0,252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9400000000000004" table:formula="of:=ABS([.$C$4]-[.K10])+ABS([.$D$4]-[.L10])" table:style-name="ce1">
            <text:p>0,294</text:p>
          </table:table-cell>
          <table:table-cell office:value-type="float" office:value="0.39400000000000002" table:style-name="ce3">
            <text:p>0,394</text:p>
          </table:table-cell>
          <table:table-cell office:value-type="float" office:value="0.6" table:style-name="ce3">
            <text:p>0,6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30600000000000005" table:formula="of:=ABS([.$C$4]-[.K11])+ABS([.$D$4]-[.L11])" table:style-name="ce1">
            <text:p>0,306</text:p>
          </table:table-cell>
          <table:table-cell office:value-type="float" office:value="0.42799999999999999" table:style-name="ce3">
            <text:p>0,428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32000000000000012" table:formula="of:=ABS([.$C$4]-[.K12])+ABS([.$D$4]-[.L12])" table:style-name="ce1">
            <text:p>0,32</text:p>
          </table:table-cell>
          <table:table-cell office:value-type="float" office:value="0.312" table:style-name="ce3">
            <text:p>0,312</text:p>
          </table:table-cell>
          <table:table-cell office:value-type="float" office:value="0.54400000000000004" table:style-name="ce3">
            <text:p>0,54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41400000000000009" table:formula="of:=ABS([.$C$4]-[.K13])+ABS([.$D$4]-[.L13])" table:style-name="ce1">
            <text:p>0,414</text:p>
          </table:table-cell>
          <table:table-cell office:value-type="float" office:value="0.29799999999999999" table:style-name="ce3">
            <text:p>0,298</text:p>
          </table:table-cell>
          <table:table-cell office:value-type="float" office:value="0.624" table:style-name="ce3">
            <text:p>0,62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  <table:table table:name="Individu_3__1NN_&amp;_3N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e 1NN</text:p>
          </table:table-cell>
          <table:table-cell office:value-type="string" table:style-name="ce2">
            <text:p>Classe 3NN</text:p>
          </table:table-cell>
          <table:table-cell table:number-columns-repeated="3" table:style-name="ce1"/>
          <table:table-cell office:value-type="string" table:style-name="ce1">
            <text:p>Distance L1</text:p>
          </table:table-cell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0.45600000000000002" table:style-name="ce3">
            <text:p>0,456</text:p>
          </table:table-cell>
          <table:table-cell office:value-type="float" office:value="0.45" table:style-name="ce3">
            <text:p>0,4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1"/>
          <table:table-cell office:value-type="float" office:value="7.3999999999999955E-2" table:formula="of:=ABS([.$C$4]-[.K4])+ABS([.$D$4]-[.L4])" table:style-name="ce1">
            <text:p>0,074</text:p>
          </table:table-cell>
          <table:table-cell office:value-type="float" office:value="0.47799999999999998" table:style-name="ce3">
            <text:p>0,478</text:p>
          </table:table-cell>
          <table:table-cell office:value-type="float" office:value="0.39800000000000002" table:style-name="ce3">
            <text:p>0,398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1199999999999999" table:formula="of:=ABS([.$C$4]-[.K5])+ABS([.$D$4]-[.L5])" table:style-name="ce1">
            <text:p>0,112</text:p>
          </table:table-cell>
          <table:table-cell office:value-type="float" office:value="0.50600000000000001" table:style-name="ce3">
            <text:p>0,506</text:p>
          </table:table-cell>
          <table:table-cell office:value-type="float" office:value="0.51200000000000001" table:style-name="ce3">
            <text:p>0,51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1799999999999999" table:formula="of:=ABS([.$C$4]-[.K6])+ABS([.$D$4]-[.L6])" table:style-name="ce1">
            <text:p>0,118</text:p>
          </table:table-cell>
          <table:table-cell office:value-type="float" office:value="0.376" table:style-name="ce3">
            <text:p>0,376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4799999999999996" table:formula="of:=ABS([.$C$4]-[.K7])+ABS([.$D$4]-[.L7])" table:style-name="ce1">
            <text:p>0,148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.33400000000000002" table:style-name="ce3">
            <text:p>0,33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8400000000000005" table:formula="of:=ABS([.$C$4]-[.K8])+ABS([.$D$4]-[.L8])" table:style-name="ce1">
            <text:p>0,184</text:p>
          </table:table-cell>
          <table:table-cell office:value-type="float" office:value="0.42799999999999999" table:style-name="ce3">
            <text:p>0,428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1199999999999997" table:formula="of:=ABS([.$C$4]-[.K9])+ABS([.$D$4]-[.L9])" table:style-name="ce1">
            <text:p>0,212</text:p>
          </table:table-cell>
          <table:table-cell office:value-type="float" office:value="0.39400000000000002" table:style-name="ce3">
            <text:p>0,394</text:p>
          </table:table-cell>
          <table:table-cell office:value-type="float" office:value="0.6" table:style-name="ce3">
            <text:p>0,6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3399999999999999" table:formula="of:=ABS([.$C$4]-[.K10])+ABS([.$D$4]-[.L10])" table:style-name="ce1">
            <text:p>0,234</text:p>
          </table:table-cell>
          <table:table-cell office:value-type="float" office:value="0.60599999999999998" table:style-name="ce3">
            <text:p>0,606</text:p>
          </table:table-cell>
          <table:table-cell office:value-type="float" office:value="0.36599999999999999" table:style-name="ce3">
            <text:p>0,366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3800000000000004" table:formula="of:=ABS([.$C$4]-[.K11])+ABS([.$D$4]-[.L11])" table:style-name="ce1">
            <text:p>0,238</text:p>
          </table:table-cell>
          <table:table-cell office:value-type="float" office:value="0.312" table:style-name="ce3">
            <text:p>0,312</text:p>
          </table:table-cell>
          <table:table-cell office:value-type="float" office:value="0.54400000000000004" table:style-name="ce3">
            <text:p>0,54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8400000000000003" table:formula="of:=ABS([.$C$4]-[.K12])+ABS([.$D$4]-[.L12])" table:style-name="ce1">
            <text:p>0,284</text:p>
          </table:table-cell>
          <table:table-cell office:value-type="float" office:value="0.54200000000000004" table:style-name="ce3">
            <text:p>0,542</text:p>
          </table:table-cell>
          <table:table-cell office:value-type="float" office:value="0.252" table:style-name="ce3">
            <text:p>0,252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33200000000000002" table:formula="of:=ABS([.$C$4]-[.K13])+ABS([.$D$4]-[.L13])" table:style-name="ce1">
            <text:p>0,332</text:p>
          </table:table-cell>
          <table:table-cell office:value-type="float" office:value="0.29799999999999999" table:style-name="ce3">
            <text:p>0,298</text:p>
          </table:table-cell>
          <table:table-cell office:value-type="float" office:value="0.624" table:style-name="ce3">
            <text:p>0,62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  <table:table table:name="Individu_1__1NN_&amp;_3N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e 1NN</text:p>
          </table:table-cell>
          <table:table-cell office:value-type="string" table:style-name="ce2">
            <text:p>Classe 3NN</text:p>
          </table:table-cell>
          <table:table-cell table:number-columns-repeated="3" table:style-name="ce1"/>
          <table:table-cell office:value-type="string" table:style-name="ce1">
            <text:p>Distance L1</text:p>
          </table:table-cell>
          <table:table-cell office:value-type="string" table:style-name="ce2">
            <text:p>X1<text:s/></text:p>
          </table:table-cell>
          <table:table-cell office:value-type="string" table:style-name="ce2">
            <text:p>X2<text:s/></text:p>
          </table:table-cell>
          <table:table-cell office:value-type="string" table:style-name="ce2">
            <text:p>Class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0.55000000000000004" table:style-name="ce3">
            <text:p>0,55</text:p>
          </table:table-cell>
          <table:table-cell office:value-type="float" office:value="0.36399999999999999" table:style-name="ce3">
            <text:p>0,36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1"/>
          <table:table-cell office:value-type="float" office:value="5.799999999999994E-2" table:formula="of:=ABS([.$C$4]-[.K4])+ABS([.$D$4]-[.L4])" table:style-name="ce1">
            <text:p>0,058</text:p>
          </table:table-cell>
          <table:table-cell office:value-type="float" office:value="0.60599999999999998" table:style-name="ce3">
            <text:p>0,606</text:p>
          </table:table-cell>
          <table:table-cell office:value-type="float" office:value="0.36599999999999999" table:style-name="ce3">
            <text:p>0,366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9.2000000000000026E-2" table:formula="of:=ABS([.$C$4]-[.K5])+ABS([.$D$4]-[.L5])" table:style-name="ce1">
            <text:p>0,092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.33400000000000002" table:style-name="ce3">
            <text:p>0,33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0600000000000009" table:formula="of:=ABS([.$C$4]-[.K6])+ABS([.$D$4]-[.L6])" table:style-name="ce1">
            <text:p>0,106</text:p>
          </table:table-cell>
          <table:table-cell office:value-type="float" office:value="0.47799999999999998" table:style-name="ce3">
            <text:p>0,478</text:p>
          </table:table-cell>
          <table:table-cell office:value-type="float" office:value="0.39800000000000002" table:style-name="ce3">
            <text:p>0,398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2" table:formula="of:=ABS([.$C$4]-[.K7])+ABS([.$D$4]-[.L7])" table:style-name="ce1">
            <text:p>0,12</text:p>
          </table:table-cell>
          <table:table-cell office:value-type="float" office:value="0.54200000000000004" table:style-name="ce3">
            <text:p>0,542</text:p>
          </table:table-cell>
          <table:table-cell office:value-type="float" office:value="0.252" table:style-name="ce3">
            <text:p>0,252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9200000000000006" table:formula="of:=ABS([.$C$4]-[.K8])+ABS([.$D$4]-[.L8])" table:style-name="ce1">
            <text:p>0,192</text:p>
          </table:table-cell>
          <table:table-cell office:value-type="float" office:value="0.50600000000000001" table:style-name="ce3">
            <text:p>0,506</text:p>
          </table:table-cell>
          <table:table-cell office:value-type="float" office:value="0.51200000000000001" table:style-name="ce3">
            <text:p>0,51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19200000000000006" table:formula="of:=ABS([.$C$4]-[.K9])+ABS([.$D$4]-[.L9])" table:style-name="ce1">
            <text:p>0,192</text:p>
          </table:table-cell>
          <table:table-cell office:value-type="float" office:value="0.42799999999999999" table:style-name="ce3">
            <text:p>0,428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29800000000000004" table:formula="of:=ABS([.$C$4]-[.K10])+ABS([.$D$4]-[.L10])" table:style-name="ce1">
            <text:p>0,298</text:p>
          </table:table-cell>
          <table:table-cell office:value-type="float" office:value="0.376" table:style-name="ce3">
            <text:p>0,376</text:p>
          </table:table-cell>
          <table:table-cell office:value-type="float" office:value="0.48799999999999999" table:style-name="ce3">
            <text:p>0,488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39200000000000002" table:formula="of:=ABS([.$C$4]-[.K11])+ABS([.$D$4]-[.L11])" table:style-name="ce1">
            <text:p>0,392</text:p>
          </table:table-cell>
          <table:table-cell office:value-type="float" office:value="0.39400000000000002" table:style-name="ce3">
            <text:p>0,394</text:p>
          </table:table-cell>
          <table:table-cell office:value-type="float" office:value="0.6" table:style-name="ce3">
            <text:p>0,6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41800000000000009" table:formula="of:=ABS([.$C$4]-[.K12])+ABS([.$D$4]-[.L12])" table:style-name="ce1">
            <text:p>0,418</text:p>
          </table:table-cell>
          <table:table-cell office:value-type="float" office:value="0.312" table:style-name="ce3">
            <text:p>0,312</text:p>
          </table:table-cell>
          <table:table-cell office:value-type="float" office:value="0.54400000000000004" table:style-name="ce3">
            <text:p>0,54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0.51200000000000001" table:formula="of:=ABS([.$C$4]-[.K13])+ABS([.$D$4]-[.L13])" table:style-name="ce1">
            <text:p>0,512</text:p>
          </table:table-cell>
          <table:table-cell office:value-type="float" office:value="0.29799999999999999" table:style-name="ce3">
            <text:p>0,298</text:p>
          </table:table-cell>
          <table:table-cell office:value-type="float" office:value="0.624" table:style-name="ce3">
            <text:p>0,624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Individu_4__1NN_&amp;_3NN_.J4:Individu_4__1NN_&amp;_3NN_.M13" table:contains-header="false">
          <table:sort>
            <table:sort-by table:field-number="0"/>
          </table:sort>
        </table:database-range>
        <table:database-range table:target-range-address="Individu2_1NN_&amp;_3NN.J4:Individu2_1NN_&amp;_3NN.M13" table:contains-header="false">
          <table:sort>
            <table:sort-by table:field-number="0"/>
          </table:sort>
        </table:database-range>
        <table:database-range table:target-range-address="Individu_3__1NN_&amp;_3NN.J4:Individu_3__1NN_&amp;_3NN.M13" table:contains-header="false">
          <table:sort>
            <table:sort-by table:field-number="0"/>
          </table:sort>
        </table:database-range>
        <table:database-range table:target-range-address="Individu_1__1NN_&amp;_3NN.J4:Individu_1__1NN_&amp;_3NN.M1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ONE ZONGO FOR ALL</meta:initial-creator>
    <dc:creator>ONE ZONGO FOR ALL</dc:creator>
    <meta:creation-date>2019-03-05T02:18:15Z</meta:creation-date>
    <dc:date>2019-03-05T04:24:48Z</dc:date>
  </office:meta>
</office:document-meta>
</file>